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start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.6cm" svg:height="1.2cm" svg:x="7cm" svg:y="6.2cm">
          <text:p text:style-name="P1">try</text:p>
        </draw:rect>
        <draw:line draw:style-name="gr2" draw:text-style-name="P2" draw:layer="layout" svg:x1="7.8cm" svg:y1="7.4cm" svg:x2="7.8cm" svg:y2="9cm">
          <text:p/>
        </draw:line>
        <draw:rect draw:style-name="gr1" draw:text-style-name="P1" draw:layer="layout" svg:width="1.6cm" svg:height="1.2cm" svg:x="4cm" svg:y="9cm">
          <text:p text:style-name="P3"><text:span text:style-name="T1">catch</text:span></text:p>
        </draw:rect>
        <draw:rect draw:style-name="gr1" draw:text-style-name="P1" draw:layer="layout" svg:width="1.6cm" svg:height="1.2cm" svg:x="7cm" svg:y="9cm">
          <text:p text:style-name="P3"><text:span text:style-name="T1">catch</text:span></text:p>
        </draw:rect>
        <draw:rect draw:style-name="gr1" draw:text-style-name="P1" draw:layer="layout" svg:width="1.6cm" svg:height="1.2cm" svg:x="10cm" svg:y="9cm">
          <text:p text:style-name="P3"><text:span text:style-name="T1">catch</text:span></text:p>
        </draw:rect>
        <draw:line draw:style-name="gr2" draw:text-style-name="P2" draw:layer="layout" svg:x1="7.6cm" svg:y1="7.4cm" svg:x2="4.8cm" svg:y2="9cm">
          <text:p/>
        </draw:line>
        <draw:line draw:style-name="gr2" draw:text-style-name="P2" draw:layer="layout" svg:x1="8cm" svg:y1="7.4cm" svg:x2="10.8cm" svg:y2="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ing_20_1" draw:fill-image-name="Bitmape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rs Graf</meta:initial-creator>
    <meta:creation-date>2010-03-29T17:16:08.51</meta:creation-date>
    <dc:date>2014-04-10T12:05:55.37</dc:date>
    <dc:creator>Urs Graf</dc:creator>
    <meta:editing-duration>PT00H07M20S</meta:editing-duration>
    <meta:editing-cycles>1</meta:editing-cycles>
    <meta:generator>LibreOffice/3.4$Win32 LibreOffice_project/340m1$Build-103</meta:generator>
    <meta:document-statistic meta:object-count="7"/>
  </office:meta>
</office:document-meta>
</file>